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1" style:family="text">
      <style:text-properties officeooo:rsid="00123aa5"/>
    </style:style>
    <style:style style:name="T2" style:family="text">
      <style:text-properties officeooo:rsid="0017487d"/>
    </style:style>
    <style:style style:name="T3" style:family="text">
      <style:text-properties officeooo:rsid="001572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Inteligencia Artificial: Parcial</text:span> Final CTT 2025</text:h>
      <text:p text:style-name="Text_20_body">Unidad Curricular: Inteligencia Artificial</text:p>
      <text:p text:style-name="Text_20_body">Versión del Documento: <text:span text:style-name="T2">2</text:span><text:span text:style-name="T1">.0</text:span></text:p>
      <text:p text:style-name="Text_20_body">Fecha de emisión: <text:span text:style-name="T3">02</text:span><text:span text:style-name="T1">/1</text:span><text:span text:style-name="T3">1</text:span><text:span text:style-name="T1">/2025</text:span></text:p>
      <text:p text:style-name="Text_20_body">Autor/es: Ruben Perurena, Federico Bisio, Claudia Martinez</text:p>
      <text:p text:style-name="Text_20_body">Revisor/Tutor: Juan Damian Pajares García</text:p>
      <text:p text:style-name="Text_20_body">Estado: <text:span text:style-name="T3">Re Entrega</text:span></text:p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Prompt <text:span text:style-name="T3">final.</text:span></text:h>
      <text:p text:style-name="Text_20_body"/>
      <text:p text:style-name="Text_20_body">Necesito crear un diagrama de red de infraestructura completo en Mermaid con las siguientes características:</text:p>
      <text:p text:style-name="Text_20_body"/>
      <text:p text:style-name="Text_20_body">ARQUITECTURA EN 5 CAPAS:</text:p>
      <text:p text:style-name="Text_20_body"/>
      <text:p text:style-name="Text_20_body">CAPA 1 - FÍSICA:</text:p>
      <text:p text:style-name="Text_20_body">- Servidor Dell R720 con Windows Server</text:p>
      <text:p text:style-name="Text_20_body"/>
      <text:p text:style-name="Text_20_body">CAPA 2 - VIRTUALIZACIÓN:</text:p>
      <text:p text:style-name="Text_20_body">- Hyper-V (Windows Hypervisor)</text:p>
      <text:p text:style-name="Text_20_body"/>
      <text:p text:style-name="Text_20_body">CAPA 3 - SISTEMA OPERATIVO:</text:p>
      <text:p text:style-name="Text_20_body">- Ubuntu Server 20.04 como máquina virtual</text:p>
      <text:p text:style-name="Text_20_body"/>
      <text:p text:style-name="Text_20_body">CAPA 4 - CONTENEDORES:</text:p>
      <text:p text:style-name="Text_20_body">- Docker Engine ejecutando todos los contenedores</text:p>
      <text:p text:style-name="Text_20_body"/>
      <text:p text:style-name="Text_20_body">CAPA 5 - RED Y SERVICIOS:</text:p>
      <text:p text:style-name="Text_20_body"/>
      <text:p text:style-name="Text_20_body">WAN/Internet (192.150.25.2/24):</text:p>
      <text:p text:style-name="Text_20_body">- Clientes externos (Chrome/Firefox/Opera)</text:p>
      <text:p text:style-name="Text_20_body"/>
      <text:p text:style-name="Text_20_body">Firewall pfSense 2.7.2 con 4 interfaces:</text:p>
      <text:p text:style-name="Text_20_body">- LAN: 192.168.10.1</text:p>
      <text:p text:style-name="Text_20_body">- DMZ: 192.168.20.1</text:p>
      <text:p text:style-name="Text_20_body">- Invitados: 192.168.5.1</text:p>
      <text:p text:style-name="Text_20_body">- OpenVPN: 10.8.0.1</text:p>
      <text:p text:style-name="Text_20_body"><text:soft-page-break/></text:p>
      <text:p text:style-name="Text_20_body">DMZ (192.168.20.0/24) - Todos contenedores Docker:</text:p>
      <text:p text:style-name="Text_20_body">- WAF (192.168.20.12)</text:p>
      <text:p text:style-name="Text_20_body">- HAProxy (192.168.20.9) - Puertos 80/443</text:p>
      <text:p text:style-name="Text_20_body">- Web Server Primario (192.168.20.3) - Apache + PHP 8.3, Puertos 8080/4433</text:p>
      <text:p text:style-name="Text_20_body">- Web Server Secundario (192.168.20.5) - Apache + PHP 8.3, Puertos 8081/4444</text:p>
      <text:p text:style-name="Text_20_body">- ProxySQL (192.168.20.11) - Balancea MySQL Master/Slave</text:p>
      <text:p text:style-name="Text_20_body">- MySQL Master (192.168.20.7) - Puerto 3309</text:p>
      <text:p text:style-name="Text_20_body">- MySQL Slave (192.168.20.6) - Puerto 3306</text:p>
      <text:p text:style-name="Text_20_body">- DNS Server (192.168.20.10)</text:p>
      <text:p text:style-name="Text_20_body">- SMTP (192.168.20.2) - Puerto 25</text:p>
      <text:p text:style-name="Text_20_body">- Rsync Backup (192.168.20.4)</text:p>
      <text:p text:style-name="Text_20_body">- Monitoreo (192.168.20.8) - Prometheus: 9090, Grafana: 3000</text:p>
      <text:p text:style-name="Text_20_body">- Portainer (192.168.20.13) - Gestión de contenedores Docker</text:p>
      <text:p text:style-name="Text_20_body">- Servidor FTP (192.168.20.15) - Puerto 21</text:p>
      <text:p text:style-name="Text_20_body"/>
      <text:p text:style-name="Text_20_body">LAN (192.168.10.0/24):</text:p>
      <text:p text:style-name="Text_20_body">- PC Oficina 01 (administra Portainer y servicios, accede a Rsync vía SSH)</text:p>
      <text:p text:style-name="Text_20_body">- PC Oficina 02</text:p>
      <text:p text:style-name="Text_20_body">- Laptop Windows</text:p>
      <text:p text:style-name="Text_20_body"/>
      <text:p text:style-name="Text_20_body">Red de Invitados (192.168.5.0/24):</text:p>
      <text:p text:style-name="Text_20_body">- Dispositivos Android</text:p>
      <text:p text:style-name="Text_20_body"/>
      <text:p text:style-name="Text_20_body">OpenVPN (10.8.0.0/24):</text:p>
      <text:p text:style-name="Text_20_body">- iPhone (10.8.0.2)</text:p>
      <text:p text:style-name="Text_20_body">- Laptop iOS (10.8.0.3)</text:p>
      <text:p text:style-name="Text_20_body"/>
      <text:p text:style-name="Text_20_body">CONEXIONES Y FLUJOS (con puertos específicos):</text:p>
      <text:p text:style-name="Text_20_body"><text:soft-page-break/>1. Infraestructura: Dell → Hyper-V → Ubuntu VM → Docker → Contenedores DMZ</text:p>
      <text:p text:style-name="Text_20_body">2. HTTP/HTTPS: Cliente → WAF:443 → HAProxy:80/443 → WEB1:8080/4433 y WEB2:8081/4444</text:p>
      <text:p text:style-name="Text_20_body">3. SQL: WEB1/WEB2 → ProxySQL:6033 → MySQL Master:3309 y Slave:3306</text:p>
      <text:p text:style-name="Text_20_body">4. Admin: PC1 → Portainer:9000 → Todos los contenedores</text:p>
      <text:p text:style-name="Text_20_body">5. Monitoreo: Prometheus/Grafana monitorea HAProxy, WEB1/2, MySQL, ProxySQL, WAF</text:p>
      <text:p text:style-name="Text_20_body">6. Backup: Rsync respalda MySQL Master y Web Servers, PC1 accede vía SSH:22</text:p>
      <text:p text:style-name="Text_20_body">7. FTP: PC1:21 → FTP → WEB1/WEB2</text:p>
      <text:p text:style-name="Text_20_body">8. DNS: WEB1/2, HAProxy, PC1 usan DNS:53</text:p>
      <text:p text:style-name="Text_20_body">9. SMTP: WEB1/2, Portainer, Monitoreo envían correos vía SMTP:25</text:p>
      <text:p text:style-name="Text_20_body">10. RDP: PC1 → Hyper-V:3389 y Dell:3389</text:p>
      <text:p text:style-name="Text_20_body"/>
      <text:p text:style-name="Text_20_body">ESTILO VISUAL:</text:p>
      <text:p text:style-name="Text_20_body">- Tema oscuro (fondo negro #000000)</text:p>
      <text:p text:style-name="Text_20_body">- Color primario: #00ffcc (cyan)</text:p>
      <text:p text:style-name="Text_20_body">- Usar emojis para identificar cada componente</text:p>
      <text:p text:style-name="Text_20_body">- Conexiones coloreadas según tipo:</text:p>
      <text:p text:style-name="Text_20_body"><text:s text:c="2"/>* Verde: HTTP/HTTPS</text:p>
      <text:p text:style-name="Text_20_body"><text:s text:c="2"/>* Amarillo: SQL y FTP</text:p>
      <text:p text:style-name="Text_20_body"><text:s text:c="2"/>* Rosado: Admin/Gestión</text:p>
      <text:p text:style-name="Text_20_body"><text:s text:c="2"/>* Celeste: SSH</text:p>
      <text:p text:style-name="Text_20_body"><text:s text:c="2"/>* Azul claro: DNS</text:p>
      <text:p text:style-name="Text_20_body"><text:s text:c="2"/>* Rojo: SMTP</text:p>
      <text:p text:style-name="Text_20_body"><text:s text:c="2"/>* Magenta: RDP</text:p>
      <text:p text:style-name="Text_20_body"><text:s text:c="2"/>* Verde claro: Enlaces internos de red</text:p>
      <text:p text:style-name="Text_20_body">- Incluir leyenda explicativa</text:p>
      <text:p text:style-name="Text_20_body">- Diagrama tipo flowchart TB (top to bottom)</text:p>
      <text:p text:style-name="Text_20_body">- Fuente: monospace</text:p>
      <text:p text:style-name="Text_20_body">- Tamaño de fuente: 14px</text:p>
      <text:p text:style-name="Text_20_body"><text:soft-page-break/></text:p>
      <text:p text:style-name="Text_20_body">Por favor genera el código Mermaid completo con todas las conexiones, estilos y colores especificado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1" text:outline-level="1">Resultado Final</text:h>
      <text:p text:style-name="Text_20_body"/>
      <text:p text:style-name="Text_20_body">---</text:p>
      <text:p text:style-name="Text_20_body">config:</text:p>
      <text:p text:style-name="Text_20_body"><text:s text:c="2"/>theme: dark</text:p>
      <text:p text:style-name="Text_20_body"><text:s text:c="2"/>themeVariables:</text:p>
      <text:p text:style-name="Text_20_body"><text:s text:c="4"/>primaryColor: '#00ffcc'</text:p>
      <text:p text:style-name="Text_20_body"><text:s text:c="4"/>edgeLabelBackground: '#222'</text:p>
      <text:p text:style-name="Text_20_body"><text:s text:c="4"/>tertiaryColor: '#111'</text:p>
      <text:p text:style-name="Text_20_body"><text:s text:c="4"/>fontFamily: monospace</text:p>
      <text:p text:style-name="Text_20_body"><text:s text:c="4"/>fontSize: 14px</text:p>
      <text:p text:style-name="Text_20_body"><text:s text:c="4"/>background: '#000000'</text:p>
      <text:p text:style-name="Text_20_body">---</text:p>
      <text:p text:style-name="Text_20_body">flowchart TB</text:p>
      <text:p text:style-name="Text_20_body"><text:s/>subgraph LAYER1["🔷 CAPA FÍSICA"]</text:p>
      <text:p text:style-name="Text_20_body"><text:s text:c="8"/>DELL["🖥️ Dell R720 - Servidor Físico\nWindows Server"]</text:p>
      <text:p text:style-name="Text_20_body"><text:s text:c="2"/>end</text:p>
      <text:p text:style-name="Text_20_body"/>
      <text:p text:style-name="Text_20_body"><text:s/>subgraph LAYER2["🔷 CAPA DE VIRTUALIZACIÓN"]</text:p>
      <text:p text:style-name="Text_20_body"><text:s text:c="8"/>HYPER["💠 Hyper-V (Windows Hypervisor)"]</text:p>
      <text:p text:style-name="Text_20_body"><text:s text:c="2"/>end</text:p>
      <text:p text:style-name="Text_20_body"/>
      <text:p text:style-name="Text_20_body"><text:s/>subgraph LAYER3["🔷 CAPA DE SISTEMA OPERATIVO"]</text:p>
      <text:p text:style-name="Text_20_body"><text:s text:c="8"/>UBU["🐧 Ubuntu Server 20.04 - Máquina Virtual"]</text:p>
      <text:p text:style-name="Text_20_body"><text:s text:c="2"/>end</text:p>
      <text:p text:style-name="Text_20_body"/>
      <text:p text:style-name="Text_20_body"><text:s/>subgraph LAYER4["🔷 CAPA DE CONTENEDORES"]</text:p>
      <text:p text:style-name="Text_20_body"><text:soft-page-break/><text:s text:c="8"/>DOCK["🐳 Docker Engine - Motor de Contenedores"]</text:p>
      <text:p text:style-name="Text_20_body"><text:s text:c="2"/>end</text:p>
      <text:p text:style-name="Text_20_body"/>
      <text:p text:style-name="Text_20_body"><text:s/>subgraph LAYER5["🔷 CAPA DE RED Y SERVICIOS"]</text:p>
      <text:p text:style-name="Text_20_body"><text:s text:c="4"/>subgraph WAN["🌐 WAN / Internet (192.150.25.2/24)"]</text:p>
      <text:p text:style-name="Text_20_body"><text:s text:c="12"/>C1["👤 Cliente Chrome/Firefox/Opera"]</text:p>
      <text:p text:style-name="Text_20_body"><text:s text:c="4"/>end</text:p>
      <text:p text:style-name="Text_20_body"/>
      <text:p text:style-name="Text_20_body"><text:s text:c="4"/>subgraph FW["🧱 pfSense 2.7.2"]</text:p>
      <text:p text:style-name="Text_20_body"><text:s text:c="12"/>FW_LAN["LAN (192.168.10.1)"]</text:p>
      <text:p text:style-name="Text_20_body"><text:s text:c="12"/>FW_DMZ["DMZ (192.168.20.1)"]</text:p>
      <text:p text:style-name="Text_20_body"><text:s text:c="12"/>FW_GUEST["Invitados (192.168.5.1)"]</text:p>
      <text:p text:style-name="Text_20_body"><text:s text:c="12"/>FW_VPN["OpenVPN (10.8.0.1)"]</text:p>
      <text:p text:style-name="Text_20_body"><text:s text:c="4"/>end</text:p>
      <text:p text:style-name="Text_20_body"/>
      <text:p text:style-name="Text_20_body"><text:s text:c="4"/>subgraph DMZ["🧩 DMZ – 192.168.20.0/24 (Contenedores Docker)"]</text:p>
      <text:p text:style-name="Text_20_body"><text:s text:c="12"/>WAF["🛡️ WAF (192.168.20.12)"]</text:p>
      <text:p text:style-name="Text_20_body"><text:s text:c="12"/>HAProxy["⚙️ HAProxy (192.168.20.9)"]</text:p>
      <text:p text:style-name="Text_20_body"><text:s text:c="12"/>WEB1["🌐 Web Server Primario\nApache + PHP 8.3\n192.168.20.3"]</text:p>
      <text:p text:style-name="Text_20_body"><text:s text:c="12"/>WEB2["🌐 Web Server Secundario\nApache + PHP 8.3\n192.168.20.5"]</text:p>
      <text:p text:style-name="Text_20_body"><text:s text:c="12"/>PROXYSQL["💾 ProxySQL (192.168.20.11)\nBalancea MySQL Master/Slave"]</text:p>
      <text:p text:style-name="Text_20_body"><text:s text:c="12"/>MYSQLM["🗄️ MySQL Master (192.168.20.7)"]</text:p>
      <text:p text:style-name="Text_20_body"><text:s text:c="12"/>MYSQLS["🗄️ MySQL Slave (192.168.20.6)"]</text:p>
      <text:p text:style-name="Text_20_body"><text:s text:c="12"/>DNS["🌐 DNS Server (192.168.20.10)"]</text:p>
      <text:p text:style-name="Text_20_body"><text:s text:c="12"/>SMTP["✉️ SMTP (192.168.20.2)"]</text:p>
      <text:p text:style-name="Text_20_body"><text:s text:c="12"/>RSYNC["🔁 Rsync Backup (192.168.20.4)"]</text:p>
      <text:p text:style-name="Text_20_body"><text:s text:c="12"/>MON["📊 Monitoreo (192.168.20.8)\nPrometheus + Grafana"]</text:p>
      <text:p text:style-name="Text_20_body"><text:s text:c="12"/>PORT["🧩 Portainer (192.168.20.13)\nGestión de contenedores Docker"]</text:p>
      <text:p text:style-name="Text_20_body"><text:s text:c="12"/>FTP["📁 Servidor FTP (192.168.20.15)"]</text:p>
      <text:p text:style-name="Text_20_body"><text:soft-page-break/><text:s text:c="4"/>end</text:p>
      <text:p text:style-name="Text_20_body"/>
      <text:p text:style-name="Text_20_body"><text:s text:c="4"/>subgraph LAN["💻 LAN – 192.168.10.0/24"]</text:p>
      <text:p text:style-name="Text_20_body"><text:s text:c="12"/>PC1["🖥️ Oficina 01\n(Administra Portainer y servicios)"]</text:p>
      <text:p text:style-name="Text_20_body"><text:s text:c="12"/>PC2["🖥️ Oficina 02"]</text:p>
      <text:p text:style-name="Text_20_body"><text:s text:c="12"/>LAP["💼 Laptop Windows"]</text:p>
      <text:p text:style-name="Text_20_body"><text:s text:c="4"/>end</text:p>
      <text:p text:style-name="Text_20_body"/>
      <text:p text:style-name="Text_20_body"><text:s text:c="4"/>subgraph GUEST["📱 Invitados – 192.168.5.0/24"]</text:p>
      <text:p text:style-name="Text_20_body"><text:s text:c="12"/>ANDR["📱 Android"]</text:p>
      <text:p text:style-name="Text_20_body"><text:s text:c="4"/>end</text:p>
      <text:p text:style-name="Text_20_body"/>
      <text:p text:style-name="Text_20_body"><text:s text:c="4"/>subgraph VPN["🔒 OpenVPN – 10.8.0.0/24"]</text:p>
      <text:p text:style-name="Text_20_body"><text:s text:c="12"/>VPN1["📲 iPhone (10.8.0.2)"]</text:p>
      <text:p text:style-name="Text_20_body"><text:s text:c="12"/>VPN2["💻 Laptop iOS (10.8.0.3)"]</text:p>
      <text:p text:style-name="Text_20_body"><text:s text:c="4"/>end</text:p>
      <text:p text:style-name="Text_20_body"><text:s/>end</text:p>
      <text:p text:style-name="Text_20_body"/>
      <text:p text:style-name="Text_20_body"><text:s/>subgraph LEGEND["📖 Leyenda de Conexiones"]</text:p>
      <text:p text:style-name="Text_20_body"><text:s text:c="8"/>L_HTTP["🌐 HTTP/HTTPS (verde)"]</text:p>
      <text:p text:style-name="Text_20_body"><text:s text:c="8"/>L_SQL["💾 SQL via ProxySQL (amarillo)"]</text:p>
      <text:p text:style-name="Text_20_body"><text:s text:c="8"/>L_ADMIN["🛠️ Admin/Gestión (rosado)"]</text:p>
      <text:p text:style-name="Text_20_body"><text:s text:c="8"/>L_FTP["📁 FTP (amarillo)"]</text:p>
      <text:p text:style-name="Text_20_body"><text:s text:c="8"/>L_SSH["🔐 SSH (celeste)"]</text:p>
      <text:p text:style-name="Text_20_body"><text:s text:c="8"/>L_DNS["🌐 DNS (azul claro)"]</text:p>
      <text:p text:style-name="Text_20_body"><text:s text:c="8"/>L_SMTP["✉️ SMTP (rojo)"]</text:p>
      <text:p text:style-name="Text_20_body"><text:s text:c="8"/>L_RDP["🖥️ RDP (magenta)"]</text:p>
      <text:p text:style-name="Text_20_body"><text:s text:c="8"/>L_NET["🌿 Enlaces internos (LAN/DMZ/VPN) verde claro"]</text:p>
      <text:p text:style-name="Text_20_body"><text:s text:c="2"/>end</text:p>
      <text:p text:style-name="Text_20_body"><text:soft-page-break/></text:p>
      <text:p text:style-name="Text_20_body"><text:s text:c="4"/>%% Conexiones entre capas de infraestructura</text:p>
      <text:p text:style-name="Text_20_body"><text:s text:c="4"/>DELL ==&gt;|Hypervisor| HYPER</text:p>
      <text:p text:style-name="Text_20_body"><text:s text:c="4"/>HYPER ==&gt;|VM| UBU</text:p>
      <text:p text:style-name="Text_20_body"><text:s text:c="4"/>UBU ==&gt;|Container Runtime| DOCK</text:p>
      <text:p text:style-name="Text_20_body"><text:s text:c="4"/>DOCK ==&gt;|Ejecuta todos los contenedores| DMZ</text:p>
      <text:p text:style-name="Text_20_body"/>
      <text:p text:style-name="Text_20_body"><text:s text:c="4"/>%% Conexiones de red internas - verde claro</text:p>
      <text:p text:style-name="Text_20_body"><text:s text:c="4"/>FW_LAN -.-&gt; FW_DMZ</text:p>
      <text:p text:style-name="Text_20_body"><text:s text:c="4"/>FW_LAN -.-&gt; LAN</text:p>
      <text:p text:style-name="Text_20_body"><text:s text:c="4"/>FW_LAN -.-&gt; DELL</text:p>
      <text:p text:style-name="Text_20_body"><text:s text:c="4"/>FW_DMZ -.-&gt; FW_GUEST</text:p>
      <text:p text:style-name="Text_20_body"><text:s text:c="4"/>FW_DMZ -.-&gt; DMZ</text:p>
      <text:p text:style-name="Text_20_body"><text:s text:c="4"/>FW_LAN -.-&gt; UBU</text:p>
      <text:p text:style-name="Text_20_body"><text:s text:c="4"/>FW_GUEST -.-&gt; FW_VPN</text:p>
      <text:p text:style-name="Text_20_body"><text:s text:c="4"/>FW_GUEST -.-&gt; GUEST</text:p>
      <text:p text:style-name="Text_20_body"><text:s text:c="4"/>FW_VPN -.-&gt; VPN</text:p>
      <text:p text:style-name="Text_20_body"><text:s text:c="4"/>WAN -.-&gt; FW</text:p>
      <text:p text:style-name="Text_20_body"><text:s text:c="4"/>FW -.-&gt; DMZ</text:p>
      <text:p text:style-name="Text_20_body"><text:s text:c="4"/></text:p>
      <text:p text:style-name="Text_20_body"><text:s text:c="4"/>%% HTTP/HTTPS - verde</text:p>
      <text:p text:style-name="Text_20_body"><text:s text:c="4"/>C1 --&gt;|443| WAF</text:p>
      <text:p text:style-name="Text_20_body"><text:s text:c="4"/>WAF ==&gt;|80/443| HAProxy</text:p>
      <text:p text:style-name="Text_20_body"><text:s text:c="4"/>HAProxy ==&gt;|8080/4433| WEB1</text:p>
      <text:p text:style-name="Text_20_body"><text:s text:c="4"/>HAProxy ==&gt;|8081/4444| WEB2</text:p>
      <text:p text:style-name="Text_20_body"><text:s text:c="4"/></text:p>
      <text:p text:style-name="Text_20_body"><text:s text:c="4"/>%% SQL - amarillo</text:p>
      <text:p text:style-name="Text_20_body"><text:s text:c="4"/>WEB1 -.-&gt;|6033| PROXYSQL</text:p>
      <text:p text:style-name="Text_20_body"><text:s text:c="4"/>WEB2 -.-&gt;|6033| PROXYSQL</text:p>
      <text:p text:style-name="Text_20_body"><text:soft-page-break/><text:s text:c="4"/>PC1 -.-&gt;|3306 Admin DB| PROXYSQL</text:p>
      <text:p text:style-name="Text_20_body"><text:s text:c="4"/>PROXYSQL -.-&gt;|3309| MYSQLM</text:p>
      <text:p text:style-name="Text_20_body"><text:s text:c="4"/>PROXYSQL -.-&gt;|3306| MYSQLS</text:p>
      <text:p text:style-name="Text_20_body"><text:s text:c="4"/>RSYNC -.-&gt;|3309| MYSQLM</text:p>
      <text:p text:style-name="Text_20_body"><text:s text:c="4"/></text:p>
      <text:p text:style-name="Text_20_body"><text:s text:c="4"/>%% Admin/Gestión - rosado</text:p>
      <text:p text:style-name="Text_20_body"><text:s text:c="4"/>PC1 -.-&gt;|9000| PORT</text:p>
      <text:p text:style-name="Text_20_body"><text:s text:c="4"/>PORT -.-&gt;|8080/4433| WEB1</text:p>
      <text:p text:style-name="Text_20_body"><text:s text:c="4"/>PORT -.-&gt;|8081/4444| WEB2</text:p>
      <text:p text:style-name="Text_20_body"><text:s text:c="4"/>PORT -.-&gt;|6033| PROXYSQL</text:p>
      <text:p text:style-name="Text_20_body"><text:s text:c="4"/>PORT -.-&gt;|80/443| HAProxy</text:p>
      <text:p text:style-name="Text_20_body"><text:s text:c="4"/>PORT -.-&gt;|3309| MYSQLM</text:p>
      <text:p text:style-name="Text_20_body"><text:s text:c="4"/>PORT -.-&gt;|3306| MYSQLS</text:p>
      <text:p text:style-name="Text_20_body"><text:s text:c="4"/>PORT -.-&gt;|443| WAF</text:p>
      <text:p text:style-name="Text_20_body"><text:s text:c="4"/>PORT -.-&gt;|53| DNS</text:p>
      <text:p text:style-name="Text_20_body"><text:s text:c="4"/>PORT ==&gt;|9090/3000| MON</text:p>
      <text:p text:style-name="Text_20_body"><text:s text:c="4"/>PORT ==&gt;|25| SMTP</text:p>
      <text:p text:style-name="Text_20_body"><text:s text:c="4"/>PORT ==&gt;|873| RSYNC</text:p>
      <text:p text:style-name="Text_20_body"><text:s text:c="4"/>MON -.-&gt;|80/443| HAProxy</text:p>
      <text:p text:style-name="Text_20_body"><text:s text:c="4"/>MON -.-&gt;|8080/4433| WEB1</text:p>
      <text:p text:style-name="Text_20_body"><text:s text:c="4"/>MON -.-&gt;|8081/4444| WEB2</text:p>
      <text:p text:style-name="Text_20_body"><text:s text:c="4"/>MON -.-&gt;|3309| MYSQLM</text:p>
      <text:p text:style-name="Text_20_body"><text:s text:c="4"/>MON -.-&gt;|6033| PROXYSQL</text:p>
      <text:p text:style-name="Text_20_body"><text:s text:c="4"/>MON -.-&gt;|443| WAF</text:p>
      <text:p text:style-name="Text_20_body"><text:s text:c="4"/>PC1 -.-&gt;|6033| PROXYSQL</text:p>
      <text:p text:style-name="Text_20_body"><text:s text:c="4"/>RSYNC -.-&gt;|8080/4433| WEB1</text:p>
      <text:p text:style-name="Text_20_body"><text:s text:c="4"/>RSYNC -.-&gt;|8081/4444| WEB2</text:p>
      <text:p text:style-name="Text_20_body"><text:s text:c="4"/></text:p>
      <text:p text:style-name="Text_20_body"><text:s text:c="4"/>%% FTP - amarillo</text:p>
      <text:p text:style-name="Text_20_body"><text:soft-page-break/><text:s text:c="4"/>PC1 ==&gt;|21| FTP</text:p>
      <text:p text:style-name="Text_20_body"><text:s text:c="4"/>FTP ==&gt;|8080/4433| WEB1</text:p>
      <text:p text:style-name="Text_20_body"><text:s text:c="4"/>FTP ==&gt;|8081/4444| WEB2</text:p>
      <text:p text:style-name="Text_20_body"><text:s text:c="4"/></text:p>
      <text:p text:style-name="Text_20_body"><text:s text:c="4"/>%% SSH - celeste</text:p>
      <text:p text:style-name="Text_20_body"><text:s text:c="4"/>PC1 --&gt;|22| RSYNC</text:p>
      <text:p text:style-name="Text_20_body"><text:s text:c="4"/>PC1 --&gt;|22 SSH| UBU</text:p>
      <text:p text:style-name="Text_20_body"><text:s text:c="4"/>PC1 --&gt;|22 Backup| RSYNC</text:p>
      <text:p text:style-name="Text_20_body"><text:s text:c="4"/></text:p>
      <text:p text:style-name="Text_20_body"><text:s text:c="4"/>%% DNS - azul claro</text:p>
      <text:p text:style-name="Text_20_body"><text:s text:c="4"/>WEB1 --&gt;|53| DNS</text:p>
      <text:p text:style-name="Text_20_body"><text:s text:c="4"/>WEB2 --&gt;|53| DNS</text:p>
      <text:p text:style-name="Text_20_body"><text:s text:c="4"/>HAProxy --&gt;|53| DNS</text:p>
      <text:p text:style-name="Text_20_body"><text:s text:c="4"/>PC1 --&gt;|53| DNS</text:p>
      <text:p text:style-name="Text_20_body"><text:s text:c="4"/></text:p>
      <text:p text:style-name="Text_20_body"><text:s text:c="4"/>%% SMTP - rojo</text:p>
      <text:p text:style-name="Text_20_body"><text:s text:c="4"/>WEB1 --&gt;|25| SMTP</text:p>
      <text:p text:style-name="Text_20_body"><text:s text:c="4"/>WEB2 --&gt;|25| SMTP</text:p>
      <text:p text:style-name="Text_20_body"><text:s text:c="4"/>PORT --&gt;|25| SMTP</text:p>
      <text:p text:style-name="Text_20_body"><text:s text:c="4"/>MON --&gt;|25| SMTP</text:p>
      <text:p text:style-name="Text_20_body"><text:s text:c="4"/></text:p>
      <text:p text:style-name="Text_20_body"><text:s text:c="4"/>%% RDP - magenta</text:p>
      <text:p text:style-name="Text_20_body"><text:s text:c="4"/>PC1 --&gt;|3389 RDP| HYPER</text:p>
      <text:p text:style-name="Text_20_body"><text:s text:c="4"/>PC1 --&gt;|3389 RDP| DELL</text:p>
      <text:p text:style-name="Text_20_body"/>
      <text:p text:style-name="Text_20_body"><text:s text:c="4"/>%% Estilos de conexiones de infraestructura</text:p>
      <text:p text:style-name="Text_20_body"><text:s text:c="4"/>linkStyle 0,1,2,3 stroke:#00ffcc,stroke-width:4px</text:p>
      <text:p text:style-name="Text_20_body"/>
      <text:p text:style-name="Text_20_body"><text:s text:c="4"/>%% Estilos de conexiones según leyenda</text:p>
      <text:p text:style-name="Text_20_body"><text:soft-page-break/><text:s text:c="4"/>linkStyle 4,5,6,7,8,9,10,11,12,13 stroke:#00ff99,stroke-width:2px</text:p>
      <text:p text:style-name="Text_20_body"><text:s text:c="4"/>linkStyle 14,15,16,17 stroke:#00ff00,stroke-width:3px</text:p>
      <text:p text:style-name="Text_20_body"><text:s text:c="4"/>linkStyle 18,19,20,21,22,23 stroke:#ffff00,stroke-width:2px</text:p>
      <text:p text:style-name="Text_20_body"><text:s text:c="4"/>linkStyle 24,25,26,27,28,29,30,31,32,33,34,35,36,37,38,39,40,41 stroke:#ff66cc,stroke-width:2px</text:p>
      <text:p text:style-name="Text_20_body"><text:s text:c="4"/>linkStyle 42,43,44 stroke:#ffff00,stroke-width:2px</text:p>
      <text:p text:style-name="Text_20_body"><text:s text:c="4"/>linkStyle 45,46,47 stroke:#00bfff,stroke-width:2px</text:p>
      <text:p text:style-name="Text_20_body"><text:s text:c="4"/>linkStyle 48,49,50,51 stroke:#2962FF,stroke-width:2px</text:p>
      <text:p text:style-name="Text_20_body"><text:s text:c="4"/>linkStyle 52,53,54,55 stroke:#ff0000,stroke-width:2px</text:p>
      <text:p text:style-name="Text_20_body"><text:s text:c="4"/>linkStyle 56,57 stroke:#ff00ff,stroke-width:3px</text:p>
      <text:p text:style-name="Text_20_body"/>
      <text:p text:style-name="Text_20_body"><text:s text:c="4"/>%% Estilos de capas de infraestructura</text:p>
      <text:p text:style-name="Text_20_body"><text:s text:c="4"/>style DELL fill:#1a1a1a,stroke:#ffffff,color:#ffffff,font-size:20px,stroke-width:4px</text:p>
      <text:p text:style-name="Text_20_body"><text:s text:c="4"/>style HYPER fill:#1a1a1a,stroke:#00d4ff,color:#ffffff,font-size:20px,stroke-width:4px</text:p>
      <text:p text:style-name="Text_20_body"><text:s text:c="4"/>style UBU fill:#1a1a1a,stroke:#ff6c2c,color:#ffffff,font-size:20px,stroke-width:4px</text:p>
      <text:p text:style-name="Text_20_body"><text:s text:c="4"/>style DOCK fill:#1a1a1a,stroke:#2496ed,color:#ffffff,font-size:20px,stroke-width:4px</text:p>
      <text:p text:style-name="Text_20_body"><text:s text:c="4"/></text:p>
      <text:p text:style-name="Text_20_body"><text:s text:c="4"/>style LAYER1 fill:#0d0d0d,stroke:#ffffff,color:#00ffcc,stroke-width:3px</text:p>
      <text:p text:style-name="Text_20_body"><text:s text:c="4"/>style LAYER2 fill:#0d0d0d,stroke:#00d4ff,color:#00ffcc,stroke-width:3px</text:p>
      <text:p text:style-name="Text_20_body"><text:s text:c="4"/>style LAYER3 fill:#0d0d0d,stroke:#ff6c2c,color:#00ffcc,stroke-width:3px</text:p>
      <text:p text:style-name="Text_20_body"><text:s text:c="4"/>style LAYER4 fill:#0d0d0d,stroke:#2496ed,color:#00ffcc,stroke-width:3px</text:p>
      <text:p text:style-name="Text_20_body"><text:s text:c="4"/>style LAYER5 fill:#0d0d0d,stroke:#00ff99,color:#00ffcc,stroke-width:3px</text:p>
      <text:p text:style-name="Text_20_body"/>
      <text:p text:style-name="Text_20_body"><text:s text:c="4"/>%% Estilos de nodos individuales</text:p>
      <text:p text:style-name="Text_20_body"><text:s text:c="4"/>style C1 fill:#111111,stroke:#ff3333,color:#ffffff,font-size:20px</text:p>
      <text:p text:style-name="Text_20_body"><text:s text:c="4"/>style FW_LAN fill:#111111,stroke:#00ffff,color:#ffffff,font-size:24px</text:p>
      <text:p text:style-name="Text_20_body"><text:s text:c="4"/>style FW_DMZ fill:#111111,stroke:#00ff99,color:#ffffff,font-size:24px</text:p>
      <text:p text:style-name="Text_20_body"><text:s text:c="4"/>style FW_GUEST fill:#111111,stroke:#ff00ff,color:#ffffff,font-size:24px</text:p>
      <text:p text:style-name="Text_20_body"><text:s text:c="4"/>style FW_VPN fill:#111111,stroke:#00ffcc,color:#ffffff,font-size:24px</text:p>
      <text:p text:style-name="Text_20_body"><text:soft-page-break/><text:s text:c="4"/>style WAF fill:#111111,stroke:#00ff99,color:#ffffff,font-size:20px</text:p>
      <text:p text:style-name="Text_20_body"><text:s text:c="4"/>style HAProxy fill:#111111,stroke:#00ff99,color:#ffffff,font-size:20px</text:p>
      <text:p text:style-name="Text_20_body"><text:s text:c="4"/>style WEB1 fill:#111111,stroke:#00ff99,color:#ffffff,font-size:20px</text:p>
      <text:p text:style-name="Text_20_body"><text:s text:c="4"/>style WEB2 fill:#111111,stroke:#00ff99,color:#ffffff,font-size:20px</text:p>
      <text:p text:style-name="Text_20_body"><text:s text:c="4"/>style PROXYSQL fill:#111111,stroke:#00ff99,color:#ffffff,font-size:20px</text:p>
      <text:p text:style-name="Text_20_body"><text:s text:c="4"/>style MYSQLM fill:#111111,stroke:#00ff99,color:#ffffff,font-size:20px</text:p>
      <text:p text:style-name="Text_20_body"><text:s text:c="4"/>style MYSQLS fill:#111111,stroke:#00ff99,color:#ffffff,font-size:20px</text:p>
      <text:p text:style-name="Text_20_body"><text:s text:c="4"/>style DNS fill:#111111,stroke:#2962FF,color:#ffffff,font-size:20px</text:p>
      <text:p text:style-name="Text_20_body"><text:s text:c="4"/>style SMTP fill:#111111,stroke:#ff0000,color:#ffffff,font-size:20px</text:p>
      <text:p text:style-name="Text_20_body"><text:s text:c="4"/>style RSYNC fill:#111111,stroke:#00ff99,color:#ffffff,font-size:20px</text:p>
      <text:p text:style-name="Text_20_body"><text:s text:c="4"/>style MON fill:#111111,stroke:#00ff99,color:#ffffff,font-size:20px</text:p>
      <text:p text:style-name="Text_20_body"><text:s text:c="4"/>style PORT fill:#111111,stroke:#00ff99,color:#ffffff,font-size:20px</text:p>
      <text:p text:style-name="Text_20_body"><text:s text:c="4"/>style FTP fill:#111111,stroke:#00ff99,color:#ffffff,font-size:20px</text:p>
      <text:p text:style-name="Text_20_body"><text:s text:c="4"/>style PC1 fill:#111111,stroke:#00ffff,color:#ffffff,font-size:20px</text:p>
      <text:p text:style-name="Text_20_body"><text:s text:c="4"/>style PC2 fill:#111111,stroke:#00ffff,color:#ffffff,font-size:20px</text:p>
      <text:p text:style-name="Text_20_body"><text:s text:c="4"/>style LAP fill:#111111,stroke:#00ffff,color:#ffffff,font-size:20px</text:p>
      <text:p text:style-name="Text_20_body"><text:s text:c="4"/>style ANDR fill:#111111,stroke:#ff00ff,color:#ffffff,font-size:20px</text:p>
      <text:p text:style-name="Text_20_body"><text:s text:c="4"/>style VPN1 fill:#111111,stroke:#ff9900,color:#ffffff,font-size:20px</text:p>
      <text:p text:style-name="Text_20_body"><text:s text:c="4"/>style VPN2 fill:#111111,stroke:#ff9900,color:#ffffff,font-size:20px</text:p>
      <text:p text:style-name="Text_20_body"><text:s text:c="4"/></text:p>
      <text:p text:style-name="Text_20_body"><text:s text:c="4"/>style L_HTTP font-size:18px,color:#00ff00</text:p>
      <text:p text:style-name="Text_20_body"><text:s text:c="4"/>style L_SQL font-size:18px,color:#ffff00</text:p>
      <text:p text:style-name="Text_20_body"><text:s text:c="4"/>style L_ADMIN font-size:18px,color:#ff66cc</text:p>
      <text:p text:style-name="Text_20_body"><text:s text:c="4"/>style L_FTP font-size:18px,color:#ffff00</text:p>
      <text:p text:style-name="Text_20_body"><text:s text:c="4"/>style L_SSH font-size:18px,color:#00bfff</text:p>
      <text:p text:style-name="Text_20_body"><text:s text:c="4"/>style L_DNS font-size:18px,color:#2962FF</text:p>
      <text:p text:style-name="Text_20_body"><text:s text:c="4"/>style L_SMTP font-size:18px,color:#ff0000</text:p>
      <text:p text:style-name="Text_20_body"><text:s text:c="4"/>style L_RDP font-size:18px,color:#ff00ff</text:p>
      <text:p text:style-name="Text_20_body"><text:s text:c="4"/>style L_NET font-size:18px,color:#00ff99</text:p>
      <text:p text:style-name="Text_20_body"><text:soft-page-break/><text:s text:c="4"/>style LAN fill:#111111,stroke:#00ffff,color:#ffffff</text:p>
      <text:p text:style-name="Text_20_body"><text:s text:c="4"/>style DMZ fill:#111111,stroke:#00ff99,color:#ffffff</text:p>
      <text:p text:style-name="Text_20_body"><text:s text:c="4"/>style GUEST fill:#111111,stroke:#ff00ff,color:#ffffff</text:p>
      <text:p text:style-name="Text_20_body"><text:s text:c="4"/>style VPN fill:#111111,stroke:#ff9900,color:#ffffff</text:p>
      <text:p text:style-name="Text_20_body"><text:s text:c="4"/>style WAN fill:#111111,stroke:#ff3333,color:#ffffff</text:p>
      <text:p text:style-name="Text_20_body"><text:s text:c="4"/>style FW fill:#111111,stroke:#00ffcc,color:#ffffff</text:p>
      <text:p text:style-name="Text_20_body"><text:s text:c="4"/>style LEGEND fill:#111111,stroke:#00ffcc,color:#ffffff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1d0aa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23aa5" officeooo:paragraph-rsid="00123aa5"/>
    </style:style>
    <style:style style:name="MT1" style:family="text">
      <style:text-properties officeooo:rsid="001572a2"/>
    </style:style>
    <style:style style:name="MT2" style:family="text">
      <style:text-properties officeooo:rsid="00123aa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rcial Final<text:tab/>Inteligencia Artificial<text:tab/>TC3</text:p>
        <text:p text:style-name="MP1">BlueCherry<text:tab/>ISBO<text:tab/><text:span text:style-name="MT1">02</text:span>/1<text:span text:style-name="MT1">1</text:span>/2025</text:p>
      </style:header>
      <style:footer>
        <text:p text:style-name="Footer"><text:span text:style-name="MT1">Re Entrega del </text:span>Parcial de IA TC3 BlueCherry ISBO.<text:span text:style-name="MT2">pdf<text:tab/>Página </text:span><text:span text:style-name="MT2"><text:page-number text:select-page="current">14</text:page-number></text:span><text:span text:style-name="MT2"><text:s/>de </text:span><text:span text:style-name="MT2"><text:page-count>1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2T20:20:19.445356800</meta:creation-date>
    <dc:date>2025-11-02T23:00:28.416457700</dc:date>
    <meta:editing-duration>PT53M7S</meta:editing-duration>
    <meta:editing-cycles>10</meta:editing-cycles>
    <meta:generator>LibreOffice/25.2.4.3$Windows_X86_64 LibreOffice_project/33e196637044ead23f5c3226cde09b47731f7e27</meta:generator>
    <meta:print-date>2025-10-22T21:06:49.825629500</meta:print-date>
    <meta:printed-by>Archivos PDF</meta:printed-by>
    <meta:document-statistic meta:table-count="0" meta:image-count="0" meta:object-count="0" meta:page-count="14" meta:paragraph-count="300" meta:word-count="1174" meta:character-count="11605" meta:non-whitespace-character-count="9650"/>
  </office:meta>
</office:document-meta>
</file>